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6941" officeooo:paragraph-rsid="00036941" style:font-weight-asian="bold" style:font-weight-complex="bold"/>
    </style:style>
    <style:style style:name="P2" style:family="paragraph" style:parent-style-name="Standard">
      <style:text-properties fo:font-weight="normal" officeooo:rsid="00036941" officeooo:paragraph-rsid="00036941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36941" officeooo:paragraph-rsid="00036941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8b281" officeooo:paragraph-rsid="0008b281" style:font-weight-asian="normal" style:font-weight-complex="normal"/>
    </style:style>
    <style:style style:name="P5" style:family="paragraph" style:parent-style-name="Standard" style:list-style-name="L1">
      <style:text-properties fo:font-weight="bold" officeooo:rsid="00036941" officeooo:paragraph-rsid="00036941" style:font-weight-asian="bold" style:font-weight-complex="bold"/>
    </style:style>
    <style:style style:name="P6" style:family="paragraph" style:parent-style-name="Standard" style:list-style-name="L1">
      <style:text-properties fo:font-weight="bold" officeooo:rsid="0004cf3a" officeooo:paragraph-rsid="0004cf3a" style:font-weight-asian="bold" style:font-weight-complex="bold"/>
    </style:style>
    <style:style style:name="P7" style:family="paragraph" style:parent-style-name="Standard" style:list-style-name="L1">
      <style:text-properties fo:font-weight="bold" officeooo:rsid="0005aa8d" officeooo:paragraph-rsid="0005aa8d" style:font-weight-asian="bold" style:font-weight-complex="bold"/>
    </style:style>
    <style:style style:name="P8" style:family="paragraph" style:parent-style-name="Standard" style:list-style-name="L1">
      <style:text-properties fo:font-weight="bold" officeooo:rsid="0006eb7f" officeooo:paragraph-rsid="0006eb7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ive Bayes Notes</text:p>
      <text:p text:style-name="P2"/>
      <text:list xml:id="list5604733865984110620" text:style-name="L1">
        <text:list-item>
          <text:p text:style-name="P5">Features and Labels</text:p>
          <text:list>
            <text:list-item>
              <text:p text:style-name="P3">Looking at features such as tempo/volume in songs deduce if the song falls into pop songs label or not pop song label</text:p>
            </text:list-item>
            <text:list-item>
              <text:p text:style-name="P3">Features are used to determine labels in supervised learning.</text:p>
            </text:list-item>
            <text:list-item>
              <text:p text:style-name="P6">Decision Surface:<text:span text:style-name="T1"> boundary between two groups(different labels) on a scatter plot which determine whether a new point is part of label A or label B.</text:span></text:p>
            </text:list-item>
          </text:list>
        </text:list-item>
        <text:list-item>
          <text:p text:style-name="P7">Naive Bayes:</text:p>
          <text:list>
            <text:list-item>
              <text:p text:style-name="P7"><text:span text:style-name="T1">always save about 10% of data for testing</text:span></text:p>
            </text:list-item>
            <text:list-item>
              <text:p text:style-name="P7"><text:span text:style-name="T1">cannot test data that was used to make classifier</text:span></text:p>
            </text:list-item>
          </text:list>
        </text:list-item>
        <text:list-item>
          <text:p text:style-name="P8">Bayes Rule:</text:p>
          <text:list>
            <text:list-item>
              <text:p text:style-name="P4">probability of an event based on prior knowledge of conditions that my be realted to the event</text:p>
            </text:list-item>
          </text:list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50:43.770245893</meta:creation-date>
    <meta:generator>LibreOffice/5.1.6.2$Linux_X86_64 LibreOffice_project/10m0$Build-2</meta:generator>
    <dc:date>2018-11-07T15:21:30.819059349</dc:date>
    <meta:editing-duration>PT16M</meta:editing-duration>
    <meta:editing-cycles>2</meta:editing-cycles>
    <meta:document-statistic meta:table-count="0" meta:image-count="0" meta:object-count="0" meta:page-count="1" meta:paragraph-count="11" meta:word-count="110" meta:character-count="579" meta:non-whitespace-character-count="489"/>
  </office:meta>
</office:document-meta>
</file>